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" table:style-name="ta1">
        <table:shapes>
          <draw:frame draw:z-index="0" draw:style-name="gr1" draw:text-style-name="P1" svg:width="159.9mm" svg:height="90.04mm" svg:x="55.87mm" svg:y="9.83mm">
            <loext:p draw:notify-on-update-of-ranges="resultA.A1:resultA.A1 resultA.A2:resultA.A98 resultA.B1:resultA.B1 resultA.B2:resultA.B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chave</text:p>
          </table:table-cell>
          <table:table-cell office:value-type="string" calcext:value-type="string">
            <text:p><text:s/>contagem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22" calcext:value-type="float">
            <text:p>582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4" calcext:value-type="float">
            <text:p>263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8" calcext:value-type="float">
            <text:p>308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88" calcext:value-type="float">
            <text:p>318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0" calcext:value-type="float">
            <text:p>104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28" calcext:value-type="float">
            <text:p>422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8" calcext:value-type="float">
            <text:p>108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12" calcext:value-type="float">
            <text:p>891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6" calcext:value-type="float">
            <text:p>637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0" calcext:value-type="float">
            <text:p>208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12" calcext:value-type="float">
            <text:p>5412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9" calcext:value-type="float">
            <text:p>3509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03" calcext:value-type="float">
            <text:p>1903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7" calcext:value-type="float">
            <text:p>217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51" calcext:value-type="float">
            <text:p>205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72" calcext:value-type="float">
            <text:p>5772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84" calcext:value-type="float">
            <text:p>8184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84" calcext:value-type="float">
            <text:p>7384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0" calcext:value-type="float">
            <text:p>416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55" calcext:value-type="float">
            <text:p>405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15" calcext:value-type="float">
            <text:p>7315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" calcext:value-type="float">
            <text:p>1441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16" calcext:value-type="float">
            <text:p>7016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7" calcext:value-type="float">
            <text:p>9307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3" calcext:value-type="float">
            <text:p>69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28" calcext:value-type="float">
            <text:p>4228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03" calcext:value-type="float">
            <text:p>4103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87" calcext:value-type="float">
            <text:p>3087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11" calcext:value-type="float">
            <text:p>291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17" calcext:value-type="float">
            <text:p>1317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28" calcext:value-type="float">
            <text:p>4228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4" calcext:value-type="float">
            <text:p>54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56" calcext:value-type="float">
            <text:p>945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51" calcext:value-type="float">
            <text:p>575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5" calcext:value-type="float">
            <text:p>2705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88" calcext:value-type="float">
            <text:p>3088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2" calcext:value-type="float">
            <text:p>409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28" calcext:value-type="float">
            <text:p>4228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28" calcext:value-type="float">
            <text:p>2028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72" calcext:value-type="float">
            <text:p>7972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10" calcext:value-type="float">
            <text:p>811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71" calcext:value-type="float">
            <text:p>8771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73" calcext:value-type="float">
            <text:p>2773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78" calcext:value-type="float">
            <text:p>2878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50" calcext:value-type="float">
            <text:p>135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72" calcext:value-type="float">
            <text:p>5772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4" calcext:value-type="float">
            <text:p>101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42" calcext:value-type="float">
            <text:p>7442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58" calcext:value-type="float">
            <text:p>1015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22" calcext:value-type="float">
            <text:p>372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15" calcext:value-type="float">
            <text:p>7315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04" calcext:value-type="float">
            <text:p>820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08:30:16.792158667</dc:date>
    <meta:editing-duration>PT45S</meta:editing-duration>
    <meta:editing-cycles>1</meta:editing-cycles>
    <meta:document-statistic meta:table-count="1" meta:cell-count="19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3.622cm" svg:y="4.203cm" style:legend-expansion="high" chart:style-name="ch2"/>
        <chart:plot-area chart:style-name="ch3" table:cell-range-address="resultA.A1:resultA.B98" chart:data-source-has-labels="both" svg:x="0.319cm" svg:y="0.18cm" svg:width="12.984cm" svg:height="8.645cm">
          <chartooo:coordinate-region svg:x="1.496cm" svg:y="0.38cm" svg:width="11.807cm" svg:height="7.653cm"/>
          <chart:axis chart:dimension="x" chart:name="primary-x" chart:style-name="ch4" chartooo:axis-type="auto">
            <chartooo:date-scale/>
            <chart:categories table:cell-range-address="resultA.A2:resultA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.B2:resultA.B98" chart:label-cell-address="resultA.B1:resultA.B1" chart:class="chart:bar"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ntagem</text:p>
                <draw:g>
                  <svg:desc>resultA.B1:resultA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A.A2:resultA.A98</svg:desc>
                </draw:g>
              </table:table-cell>
              <table:table-cell office:value-type="float" office:value="10000">
                <text:p>10000</text:p>
                <draw:g>
                  <svg:desc>resultA.B2:resultA.B9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184">
                <text:p>81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307">
                <text:p>93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456">
                <text:p>94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771">
                <text:p>877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158">
                <text:p>1015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204">
                <text:p>8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